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866cb"/>
    </style:style>
    <style:style style:name="T2" style:family="text">
      <style:text-properties officeooo:rsid="000871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ethods</text:p>
      <text:p text:style-name="Text_20_body"/>
      <text:p text:style-name="Text_20_body">- <text:span text:style-name="T1">diagram</text:span></text:p>
      <text:p text:style-name="Text_20_body">- <text:span text:style-name="T1">data selection: does additional data that does not match 100% (since it is dicitonary data) the problem improve classification performance?</text:span></text:p>
      <text:p text:style-name="Text_20_body">- <text:span text:style-name="T1">preprocessing: how much improvement yield different forms of preprocessing (lowercasing, stopword removal, </text:span><text:span text:style-name="T2">number and punctuation removal, text augmentations from nlpaug</text:span></text:p>
      <text:p text:style-name="Text_20_body">- <text:span text:style-name="T2">model selection: does XGBoost or a neural network work better</text:span></text:p>
      <text:p text:style-name="Text_20_body">- <text:span text:style-name="T2">hyper-parameter: which impact does hyper-parameter tuning have?</text:span></text:p>
      <text:p text:style-name="Text_20_body">- <text:span text:style-name="T2">architecture optimization: do other architectures work better?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3T11:07:36.664000000</meta:creation-date>
    <dc:date>2022-01-21T10:04:10.796000000</dc:date>
    <meta:editing-duration>PT3M43S</meta:editing-duration>
    <meta:editing-cycles>3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7" meta:word-count="72" meta:character-count="520" meta:non-whitespace-character-count="455"/>
  </office:meta>
</office:document-meta>
</file>